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" office:value-type="float" office:value="80" calcext:value-type="float">
            <text:p>80</text:p>
          </table:table-cell>
          <table:table-cell table:formula="of:=IF([.A2]&lt;=4; 100; 100+([.A2]-4)*13)" office:value-type="float" office:value="100" calcext:value-type="float">
            <text:p>100</text:p>
          </table:table-cell>
          <table:table-cell table:formula="of:=IF([.A2]&lt;=5; 200; 200+([.A2]-5)*18)" office:value-type="float" office:value="200" calcext:value-type="float">
            <text:p>200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40+([.A2]-1)*8+1*3*[.A2])" office:value-type="float" office:value="43" calcext:value-type="float">
            <text:p>43</text:p>
          </table:table-cell>
          <table:table-cell table:formula="of:=IF([.K2]&lt;=75; 75; [.K2])" office:value-type="float" office:value="75" calcext:value-type="float">
            <text:p>75</text:p>
          </table:table-cell>
          <table:table-cell table:formula="of:=SUM(60+[.A2]*13+6*[.A2])" office:value-type="float" office:value="79" calcext:value-type="float">
            <text:p>79</text:p>
          </table:table-cell>
          <table:table-cell table:formula="of:=IF([.M2]&lt;=120; 120; [.M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" office:value-type="float" office:value="80" calcext:value-type="float">
            <text:p>80</text:p>
          </table:table-cell>
          <table:table-cell table:formula="of:=IF([.A3]&lt;=4; 100; 100+([.A3]-4)*13)" office:value-type="float" office:value="100" calcext:value-type="float">
            <text:p>100</text:p>
          </table:table-cell>
          <table:table-cell table:formula="of:=IF([.A3]&lt;=5; 200; 200+([.A3]-5)*18)" office:value-type="float" office:value="200" calcext:value-type="float">
            <text:p>200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40+([.A3]-1)*8+1*3*[.A3])" office:value-type="float" office:value="54" calcext:value-type="float">
            <text:p>54</text:p>
          </table:table-cell>
          <table:table-cell table:formula="of:=IF([.K3]&lt;=75; 75; [.K3])" office:value-type="float" office:value="75" calcext:value-type="float">
            <text:p>75</text:p>
          </table:table-cell>
          <table:table-cell table:formula="of:=SUM(60+[.A3]*13+6*[.A3])" office:value-type="float" office:value="98" calcext:value-type="float">
            <text:p>98</text:p>
          </table:table-cell>
          <table:table-cell table:formula="of:=IF([.M3]&lt;=120; 120; [.M3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" office:value-type="float" office:value="80" calcext:value-type="float">
            <text:p>80</text:p>
          </table:table-cell>
          <table:table-cell table:formula="of:=IF([.A4]&lt;=4; 100; 100+([.A4]-4)*13)" office:value-type="float" office:value="100" calcext:value-type="float">
            <text:p>100</text:p>
          </table:table-cell>
          <table:table-cell table:formula="of:=IF([.A4]&lt;=5; 200; 200+([.A4]-5)*18)" office:value-type="float" office:value="200" calcext:value-type="float">
            <text:p>200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40+([.A4]-1)*8+1*3*[.A4])" office:value-type="float" office:value="65" calcext:value-type="float">
            <text:p>65</text:p>
          </table:table-cell>
          <table:table-cell table:formula="of:=IF([.K4]&lt;=75; 75; [.K4])" office:value-type="float" office:value="75" calcext:value-type="float">
            <text:p>75</text:p>
          </table:table-cell>
          <table:table-cell table:formula="of:=SUM(60+[.A4]*13+6*[.A4])" office:value-type="float" office:value="117" calcext:value-type="float">
            <text:p>117</text:p>
          </table:table-cell>
          <table:table-cell table:formula="of:=IF([.M4]&lt;=120; 120; [.M4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" office:value-type="float" office:value="80" calcext:value-type="float">
            <text:p>80</text:p>
          </table:table-cell>
          <table:table-cell table:formula="of:=IF([.A5]&lt;=4; 100; 100+([.A5]-4)*13)" office:value-type="float" office:value="100" calcext:value-type="float">
            <text:p>100</text:p>
          </table:table-cell>
          <table:table-cell table:formula="of:=IF([.A5]&lt;=5; 200; 200+([.A5]-5)*18)" office:value-type="float" office:value="200" calcext:value-type="float">
            <text:p>200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40+([.A5]-1)*8+1*3*[.A5])" office:value-type="float" office:value="76" calcext:value-type="float">
            <text:p>76</text:p>
          </table:table-cell>
          <table:table-cell table:formula="of:=IF([.K5]&lt;=75; 75; [.K5])" office:value-type="float" office:value="76" calcext:value-type="float">
            <text:p>76</text:p>
          </table:table-cell>
          <table:table-cell table:formula="of:=SUM(60+[.A5]*13+6*[.A5])" office:value-type="float" office:value="136" calcext:value-type="float">
            <text:p>136</text:p>
          </table:table-cell>
          <table:table-cell table:formula="of:=IF([.M5]&lt;=120; 120; [.M5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" office:value-type="float" office:value="90" calcext:value-type="float">
            <text:p>90</text:p>
          </table:table-cell>
          <table:table-cell table:formula="of:=IF([.A6]&lt;=4; 100; 100+([.A6]-4)*13)" office:value-type="float" office:value="113" calcext:value-type="float">
            <text:p>113</text:p>
          </table:table-cell>
          <table:table-cell table:formula="of:=IF([.A6]&lt;=5; 200; 200+([.A6]-5)*18)" office:value-type="float" office:value="200" calcext:value-type="float">
            <text:p>200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40+([.A6]-1)*8+1*3*[.A6])" office:value-type="float" office:value="87" calcext:value-type="float">
            <text:p>87</text:p>
          </table:table-cell>
          <table:table-cell table:formula="of:=IF([.K6]&lt;=75; 75; [.K6])" office:value-type="float" office:value="87" calcext:value-type="float">
            <text:p>87</text:p>
          </table:table-cell>
          <table:table-cell table:formula="of:=SUM(60+[.A6]*13+6*[.A6])" office:value-type="float" office:value="155" calcext:value-type="float">
            <text:p>155</text:p>
          </table:table-cell>
          <table:table-cell table:formula="of:=IF([.M6]&lt;=120; 120; [.M6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" office:value-type="float" office:value="100" calcext:value-type="float">
            <text:p>100</text:p>
          </table:table-cell>
          <table:table-cell table:formula="of:=IF([.A7]&lt;=4; 100; 100+([.A7]-4)*13)" office:value-type="float" office:value="126" calcext:value-type="float">
            <text:p>126</text:p>
          </table:table-cell>
          <table:table-cell table:formula="of:=IF([.A7]&lt;=5; 200; 200+([.A7]-5)*18)" office:value-type="float" office:value="218" calcext:value-type="float">
            <text:p>218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40+([.A7]-1)*8+1*3*[.A7])" office:value-type="float" office:value="98" calcext:value-type="float">
            <text:p>98</text:p>
          </table:table-cell>
          <table:table-cell table:formula="of:=IF([.K7]&lt;=75; 75; [.K7])" office:value-type="float" office:value="98" calcext:value-type="float">
            <text:p>98</text:p>
          </table:table-cell>
          <table:table-cell table:formula="of:=SUM(60+[.A7]*13+2*3*[.A7])" office:value-type="float" office:value="174" calcext:value-type="float">
            <text:p>174</text:p>
          </table:table-cell>
          <table:table-cell table:formula="of:=IF([.M7]&lt;=120; 120; [.M7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" office:value-type="float" office:value="110" calcext:value-type="float">
            <text:p>110</text:p>
          </table:table-cell>
          <table:table-cell table:formula="of:=IF([.A8]&lt;=4; 100; 100+([.A8]-4)*13)" office:value-type="float" office:value="139" calcext:value-type="float">
            <text:p>139</text:p>
          </table:table-cell>
          <table:table-cell table:formula="of:=IF([.A8]&lt;=5; 200; 200+([.A8]-5)*18)" office:value-type="float" office:value="236" calcext:value-type="float">
            <text:p>236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40+([.A8]-1)*8+1*3*[.A8])" office:value-type="float" office:value="109" calcext:value-type="float">
            <text:p>109</text:p>
          </table:table-cell>
          <table:table-cell table:formula="of:=IF([.K8]&lt;=75; 75; [.K8])" office:value-type="float" office:value="109" calcext:value-type="float">
            <text:p>109</text:p>
          </table:table-cell>
          <table:table-cell table:formula="of:=SUM(60+[.A8]*13+6*[.A8])" office:value-type="float" office:value="193" calcext:value-type="float">
            <text:p>193</text:p>
          </table:table-cell>
          <table:table-cell table:formula="of:=IF([.M8]&lt;=120; 120; [.M8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" office:value-type="float" office:value="120" calcext:value-type="float">
            <text:p>120</text:p>
          </table:table-cell>
          <table:table-cell table:formula="of:=IF([.A9]&lt;=4; 100; 100+([.A9]-4)*13)" office:value-type="float" office:value="152" calcext:value-type="float">
            <text:p>152</text:p>
          </table:table-cell>
          <table:table-cell table:formula="of:=IF([.A9]&lt;=5; 200; 200+([.A9]-5)*18)" office:value-type="float" office:value="254" calcext:value-type="float">
            <text:p>254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40+([.A9]-1)*8+1*3*[.A9])" office:value-type="float" office:value="120" calcext:value-type="float">
            <text:p>120</text:p>
          </table:table-cell>
          <table:table-cell table:formula="of:=IF([.K9]&lt;=75; 75; [.K9])" office:value-type="float" office:value="120" calcext:value-type="float">
            <text:p>120</text:p>
          </table:table-cell>
          <table:table-cell table:formula="of:=SUM(60+[.A9]*13+6*[.A9])" office:value-type="float" office:value="212" calcext:value-type="float">
            <text:p>212</text:p>
          </table:table-cell>
          <table:table-cell table:formula="of:=IF([.M9]&lt;=120; 120; [.M9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" office:value-type="float" office:value="130" calcext:value-type="float">
            <text:p>130</text:p>
          </table:table-cell>
          <table:table-cell table:formula="of:=IF([.A10]&lt;=4; 100; 100+([.A10]-4)*13)" office:value-type="float" office:value="165" calcext:value-type="float">
            <text:p>165</text:p>
          </table:table-cell>
          <table:table-cell table:formula="of:=IF([.A10]&lt;=5; 200; 200+([.A10]-5)*18)" office:value-type="float" office:value="272" calcext:value-type="float">
            <text:p>272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40+([.A10]-1)*8+1*3*[.A10])" office:value-type="float" office:value="131" calcext:value-type="float">
            <text:p>131</text:p>
          </table:table-cell>
          <table:table-cell table:formula="of:=IF([.K10]&lt;=75; 75; [.K10])" office:value-type="float" office:value="131" calcext:value-type="float">
            <text:p>131</text:p>
          </table:table-cell>
          <table:table-cell table:formula="of:=SUM(60+[.A10]*13+6*[.A10])" office:value-type="float" office:value="231" calcext:value-type="float">
            <text:p>231</text:p>
          </table:table-cell>
          <table:table-cell table:formula="of:=IF([.M10]&lt;=120; 120; [.M10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" office:value-type="float" office:value="140" calcext:value-type="float">
            <text:p>140</text:p>
          </table:table-cell>
          <table:table-cell table:formula="of:=IF([.A11]&lt;=4; 100; 100+([.A11]-4)*13)" office:value-type="float" office:value="178" calcext:value-type="float">
            <text:p>178</text:p>
          </table:table-cell>
          <table:table-cell table:formula="of:=IF([.A11]&lt;=5; 200; 200+([.A11]-5)*18)" office:value-type="float" office:value="290" calcext:value-type="float">
            <text:p>290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40+([.A11]-1)*8+1*3*[.A11])" office:value-type="float" office:value="142" calcext:value-type="float">
            <text:p>142</text:p>
          </table:table-cell>
          <table:table-cell table:formula="of:=IF([.K11]&lt;=75; 75; [.K11])" office:value-type="float" office:value="142" calcext:value-type="float">
            <text:p>142</text:p>
          </table:table-cell>
          <table:table-cell table:formula="of:=SUM(60+[.A11]*13+6*[.A11])" office:value-type="float" office:value="250" calcext:value-type="float">
            <text:p>250</text:p>
          </table:table-cell>
          <table:table-cell table:formula="of:=IF([.M11]&lt;=120; 120; [.M11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" office:value-type="float" office:value="150" calcext:value-type="float">
            <text:p>150</text:p>
          </table:table-cell>
          <table:table-cell table:formula="of:=IF([.A12]&lt;=4; 100; 100+([.A12]-4)*13)" office:value-type="float" office:value="191" calcext:value-type="float">
            <text:p>191</text:p>
          </table:table-cell>
          <table:table-cell table:formula="of:=IF([.A12]&lt;=5; 200; 200+([.A12]-5)*18)" office:value-type="float" office:value="308" calcext:value-type="float">
            <text:p>308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40+([.A12]-1)*8+1*3*[.A12])" office:value-type="float" office:value="153" calcext:value-type="float">
            <text:p>153</text:p>
          </table:table-cell>
          <table:table-cell table:formula="of:=IF([.K12]&lt;=75; 75; [.K12])" office:value-type="float" office:value="153" calcext:value-type="float">
            <text:p>153</text:p>
          </table:table-cell>
          <table:table-cell table:formula="of:=SUM(60+[.A12]*13+6*[.A12])" office:value-type="float" office:value="269" calcext:value-type="float">
            <text:p>269</text:p>
          </table:table-cell>
          <table:table-cell table:formula="of:=IF([.M12]&lt;=120; 120; [.M12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" office:value-type="float" office:value="160" calcext:value-type="float">
            <text:p>160</text:p>
          </table:table-cell>
          <table:table-cell table:formula="of:=IF([.A13]&lt;=4; 100; 100+([.A13]-4)*13)" office:value-type="float" office:value="204" calcext:value-type="float">
            <text:p>204</text:p>
          </table:table-cell>
          <table:table-cell table:formula="of:=IF([.A13]&lt;=5; 200; 200+([.A13]-5)*18)" office:value-type="float" office:value="326" calcext:value-type="float">
            <text:p>326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40+([.A13]-1)*8+1*3*[.A13])" office:value-type="float" office:value="164" calcext:value-type="float">
            <text:p>164</text:p>
          </table:table-cell>
          <table:table-cell table:formula="of:=IF([.K13]&lt;=75; 75; [.K13])" office:value-type="float" office:value="164" calcext:value-type="float">
            <text:p>164</text:p>
          </table:table-cell>
          <table:table-cell table:formula="of:=SUM(60+[.A13]*13+6*[.A13])" office:value-type="float" office:value="288" calcext:value-type="float">
            <text:p>288</text:p>
          </table:table-cell>
          <table:table-cell table:formula="of:=IF([.M13]&lt;=120; 120; [.M13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" office:value-type="float" office:value="170" calcext:value-type="float">
            <text:p>170</text:p>
          </table:table-cell>
          <table:table-cell table:formula="of:=IF([.A14]&lt;=4; 100; 100+([.A14]-4)*13)" office:value-type="float" office:value="217" calcext:value-type="float">
            <text:p>217</text:p>
          </table:table-cell>
          <table:table-cell table:formula="of:=IF([.A14]&lt;=5; 200; 200+([.A14]-5)*18)" office:value-type="float" office:value="344" calcext:value-type="float">
            <text:p>344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40+([.A14]-1)*8+1*3*[.A14])" office:value-type="float" office:value="175" calcext:value-type="float">
            <text:p>175</text:p>
          </table:table-cell>
          <table:table-cell table:formula="of:=IF([.K14]&lt;=75; 75; [.K14])" office:value-type="float" office:value="175" calcext:value-type="float">
            <text:p>175</text:p>
          </table:table-cell>
          <table:table-cell table:formula="of:=SUM(60+[.A14]*13+6*[.A14])" office:value-type="float" office:value="307" calcext:value-type="float">
            <text:p>307</text:p>
          </table:table-cell>
          <table:table-cell table:formula="of:=IF([.M14]&lt;=120; 120; [.M14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" office:value-type="float" office:value="180" calcext:value-type="float">
            <text:p>180</text:p>
          </table:table-cell>
          <table:table-cell table:formula="of:=IF([.A15]&lt;=4; 100; 100+([.A15]-4)*13)" office:value-type="float" office:value="230" calcext:value-type="float">
            <text:p>230</text:p>
          </table:table-cell>
          <table:table-cell table:formula="of:=IF([.A15]&lt;=5; 200; 200+([.A15]-5)*18)" office:value-type="float" office:value="362" calcext:value-type="float">
            <text:p>362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40+([.A15]-1)*8+1*3*[.A15])" office:value-type="float" office:value="186" calcext:value-type="float">
            <text:p>186</text:p>
          </table:table-cell>
          <table:table-cell table:formula="of:=IF([.K15]&lt;=75; 75; [.K15])" office:value-type="float" office:value="186" calcext:value-type="float">
            <text:p>186</text:p>
          </table:table-cell>
          <table:table-cell table:formula="of:=SUM(60+[.A15]*13+6*[.A15])" office:value-type="float" office:value="326" calcext:value-type="float">
            <text:p>326</text:p>
          </table:table-cell>
          <table:table-cell table:formula="of:=IF([.M15]&lt;=120; 120; [.M15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" office:value-type="float" office:value="190" calcext:value-type="float">
            <text:p>190</text:p>
          </table:table-cell>
          <table:table-cell table:formula="of:=IF([.A16]&lt;=4; 100; 100+([.A16]-4)*13)" office:value-type="float" office:value="243" calcext:value-type="float">
            <text:p>243</text:p>
          </table:table-cell>
          <table:table-cell table:formula="of:=IF([.A16]&lt;=5; 200; 200+([.A16]-5)*18)" office:value-type="float" office:value="380" calcext:value-type="float">
            <text:p>380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40+([.A16]-1)*8+1*3*[.A16])" office:value-type="float" office:value="197" calcext:value-type="float">
            <text:p>197</text:p>
          </table:table-cell>
          <table:table-cell table:formula="of:=IF([.K16]&lt;=75; 75; [.K16])" office:value-type="float" office:value="197" calcext:value-type="float">
            <text:p>197</text:p>
          </table:table-cell>
          <table:table-cell table:formula="of:=SUM(60+[.A16]*13+6*[.A16])" office:value-type="float" office:value="345" calcext:value-type="float">
            <text:p>345</text:p>
          </table:table-cell>
          <table:table-cell table:formula="of:=IF([.M16]&lt;=120; 120; [.M16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" office:value-type="float" office:value="200" calcext:value-type="float">
            <text:p>200</text:p>
          </table:table-cell>
          <table:table-cell table:formula="of:=IF([.A17]&lt;=4; 100; 100+([.A17]-4)*13)" office:value-type="float" office:value="256" calcext:value-type="float">
            <text:p>256</text:p>
          </table:table-cell>
          <table:table-cell table:formula="of:=IF([.A17]&lt;=5; 200; 200+([.A17]-5)*18)" office:value-type="float" office:value="398" calcext:value-type="float">
            <text:p>398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40+([.A17]-1)*8+1*3*[.A17])" office:value-type="float" office:value="208" calcext:value-type="float">
            <text:p>208</text:p>
          </table:table-cell>
          <table:table-cell table:formula="of:=IF([.K17]&lt;=75; 75; [.K17])" office:value-type="float" office:value="208" calcext:value-type="float">
            <text:p>208</text:p>
          </table:table-cell>
          <table:table-cell table:formula="of:=SUM(60+[.A17]*13+6*[.A17])" office:value-type="float" office:value="364" calcext:value-type="float">
            <text:p>364</text:p>
          </table:table-cell>
          <table:table-cell table:formula="of:=IF([.M17]&lt;=120; 120; [.M17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" office:value-type="float" office:value="210" calcext:value-type="float">
            <text:p>210</text:p>
          </table:table-cell>
          <table:table-cell table:formula="of:=IF([.A18]&lt;=4; 100; 100+([.A18]-4)*13)" office:value-type="float" office:value="269" calcext:value-type="float">
            <text:p>269</text:p>
          </table:table-cell>
          <table:table-cell table:formula="of:=IF([.A18]&lt;=5; 200; 200+([.A18]-5)*18)" office:value-type="float" office:value="416" calcext:value-type="float">
            <text:p>416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40+([.A18]-1)*8+1*3*[.A18])" office:value-type="float" office:value="219" calcext:value-type="float">
            <text:p>219</text:p>
          </table:table-cell>
          <table:table-cell table:formula="of:=IF([.K18]&lt;=75; 75; [.K18])" office:value-type="float" office:value="219" calcext:value-type="float">
            <text:p>219</text:p>
          </table:table-cell>
          <table:table-cell table:formula="of:=SUM(60+[.A18]*13+6*[.A18])" office:value-type="float" office:value="383" calcext:value-type="float">
            <text:p>383</text:p>
          </table:table-cell>
          <table:table-cell table:formula="of:=IF([.M18]&lt;=120; 120; [.M18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" office:value-type="float" office:value="220" calcext:value-type="float">
            <text:p>220</text:p>
          </table:table-cell>
          <table:table-cell table:formula="of:=IF([.A19]&lt;=4; 100; 100+([.A19]-4)*13)" office:value-type="float" office:value="282" calcext:value-type="float">
            <text:p>282</text:p>
          </table:table-cell>
          <table:table-cell table:formula="of:=IF([.A19]&lt;=5; 200; 200+([.A19]-5)*18)" office:value-type="float" office:value="434" calcext:value-type="float">
            <text:p>434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40+([.A19]-1)*8+1*3*[.A19])" office:value-type="float" office:value="230" calcext:value-type="float">
            <text:p>230</text:p>
          </table:table-cell>
          <table:table-cell table:formula="of:=IF([.K19]&lt;=75; 75; [.K19])" office:value-type="float" office:value="230" calcext:value-type="float">
            <text:p>230</text:p>
          </table:table-cell>
          <table:table-cell table:formula="of:=SUM(60+[.A19]*13+6*[.A19])" office:value-type="float" office:value="402" calcext:value-type="float">
            <text:p>402</text:p>
          </table:table-cell>
          <table:table-cell table:formula="of:=IF([.M19]&lt;=120; 120; [.M19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" office:value-type="float" office:value="230" calcext:value-type="float">
            <text:p>230</text:p>
          </table:table-cell>
          <table:table-cell table:formula="of:=IF([.A20]&lt;=4; 100; 100+([.A20]-4)*13)" office:value-type="float" office:value="295" calcext:value-type="float">
            <text:p>295</text:p>
          </table:table-cell>
          <table:table-cell table:formula="of:=IF([.A20]&lt;=5; 200; 200+([.A20]-5)*18)" office:value-type="float" office:value="452" calcext:value-type="float">
            <text:p>452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40+([.A20]-1)*8+1*3*[.A20])" office:value-type="float" office:value="241" calcext:value-type="float">
            <text:p>241</text:p>
          </table:table-cell>
          <table:table-cell table:formula="of:=IF([.K20]&lt;=75; 75; [.K20])" office:value-type="float" office:value="241" calcext:value-type="float">
            <text:p>241</text:p>
          </table:table-cell>
          <table:table-cell table:formula="of:=SUM(60+[.A20]*13+6*[.A20])" office:value-type="float" office:value="421" calcext:value-type="float">
            <text:p>421</text:p>
          </table:table-cell>
          <table:table-cell table:formula="of:=IF([.M20]&lt;=120; 120; [.M20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" office:value-type="float" office:value="240" calcext:value-type="float">
            <text:p>240</text:p>
          </table:table-cell>
          <table:table-cell table:formula="of:=IF([.A21]&lt;=4; 100; 100+([.A21]-4)*13)" office:value-type="float" office:value="308" calcext:value-type="float">
            <text:p>308</text:p>
          </table:table-cell>
          <table:table-cell table:formula="of:=IF([.A21]&lt;=5; 200; 200+([.A21]-5)*18)" office:value-type="float" office:value="470" calcext:value-type="float">
            <text:p>470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40+([.A21]-1)*8+1*3*[.A21])" office:value-type="float" office:value="252" calcext:value-type="float">
            <text:p>252</text:p>
          </table:table-cell>
          <table:table-cell table:formula="of:=IF([.K21]&lt;=75; 75; [.K21])" office:value-type="float" office:value="252" calcext:value-type="float">
            <text:p>252</text:p>
          </table:table-cell>
          <table:table-cell table:formula="of:=SUM(60+[.A21]*13+6*[.A21])" office:value-type="float" office:value="440" calcext:value-type="float">
            <text:p>440</text:p>
          </table:table-cell>
          <table:table-cell table:formula="of:=IF([.M21]&lt;=120; 120; [.M21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" office:value-type="float" office:value="250" calcext:value-type="float">
            <text:p>250</text:p>
          </table:table-cell>
          <table:table-cell table:formula="of:=IF([.A22]&lt;=4; 100; 100+([.A22]-4)*13)" office:value-type="float" office:value="321" calcext:value-type="float">
            <text:p>321</text:p>
          </table:table-cell>
          <table:table-cell table:formula="of:=IF([.A22]&lt;=5; 200; 200+([.A22]-5)*18)" office:value-type="float" office:value="488" calcext:value-type="float">
            <text:p>488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40+([.A22]-1)*8+1*3*[.A22])" office:value-type="float" office:value="263" calcext:value-type="float">
            <text:p>263</text:p>
          </table:table-cell>
          <table:table-cell table:formula="of:=IF([.K22]&lt;=75; 75; [.K22])" office:value-type="float" office:value="263" calcext:value-type="float">
            <text:p>263</text:p>
          </table:table-cell>
          <table:table-cell table:formula="of:=SUM(60+[.A22]*13+6*[.A22])" office:value-type="float" office:value="459" calcext:value-type="float">
            <text:p>459</text:p>
          </table:table-cell>
          <table:table-cell table:formula="of:=IF([.M22]&lt;=120; 120; [.M22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" office:value-type="float" office:value="260" calcext:value-type="float">
            <text:p>260</text:p>
          </table:table-cell>
          <table:table-cell table:formula="of:=IF([.A23]&lt;=4; 100; 100+([.A23]-4)*13)" office:value-type="float" office:value="334" calcext:value-type="float">
            <text:p>334</text:p>
          </table:table-cell>
          <table:table-cell table:formula="of:=IF([.A23]&lt;=5; 200; 200+([.A23]-5)*18)" office:value-type="float" office:value="506" calcext:value-type="float">
            <text:p>506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40+([.A23]-1)*8+1*3*[.A23])" office:value-type="float" office:value="274" calcext:value-type="float">
            <text:p>274</text:p>
          </table:table-cell>
          <table:table-cell table:formula="of:=IF([.K23]&lt;=75; 75; [.K23])" office:value-type="float" office:value="274" calcext:value-type="float">
            <text:p>274</text:p>
          </table:table-cell>
          <table:table-cell table:formula="of:=SUM(60+[.A23]*13+6*[.A23])" office:value-type="float" office:value="478" calcext:value-type="float">
            <text:p>478</text:p>
          </table:table-cell>
          <table:table-cell table:formula="of:=IF([.M23]&lt;=120; 120; [.M23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" office:value-type="float" office:value="270" calcext:value-type="float">
            <text:p>270</text:p>
          </table:table-cell>
          <table:table-cell table:formula="of:=IF([.A24]&lt;=4; 100; 100+([.A24]-4)*13)" office:value-type="float" office:value="347" calcext:value-type="float">
            <text:p>347</text:p>
          </table:table-cell>
          <table:table-cell table:formula="of:=IF([.A24]&lt;=5; 200; 200+([.A24]-5)*18)" office:value-type="float" office:value="524" calcext:value-type="float">
            <text:p>524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40+([.A24]-1)*8+1*3*[.A24])" office:value-type="float" office:value="285" calcext:value-type="float">
            <text:p>285</text:p>
          </table:table-cell>
          <table:table-cell table:formula="of:=IF([.K24]&lt;=75; 75; [.K24])" office:value-type="float" office:value="285" calcext:value-type="float">
            <text:p>285</text:p>
          </table:table-cell>
          <table:table-cell table:formula="of:=SUM(60+[.A24]*13+6*[.A24])" office:value-type="float" office:value="497" calcext:value-type="float">
            <text:p>497</text:p>
          </table:table-cell>
          <table:table-cell table:formula="of:=IF([.M24]&lt;=120; 120; [.M24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" office:value-type="float" office:value="280" calcext:value-type="float">
            <text:p>280</text:p>
          </table:table-cell>
          <table:table-cell table:formula="of:=IF([.A25]&lt;=4; 100; 100+([.A25]-4)*13)" office:value-type="float" office:value="360" calcext:value-type="float">
            <text:p>360</text:p>
          </table:table-cell>
          <table:table-cell table:formula="of:=IF([.A25]&lt;=5; 200; 200+([.A25]-5)*18)" office:value-type="float" office:value="542" calcext:value-type="float">
            <text:p>542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40+([.A25]-1)*8+1*3*[.A25])" office:value-type="float" office:value="296" calcext:value-type="float">
            <text:p>296</text:p>
          </table:table-cell>
          <table:table-cell table:formula="of:=IF([.K25]&lt;=75; 75; [.K25])" office:value-type="float" office:value="296" calcext:value-type="float">
            <text:p>296</text:p>
          </table:table-cell>
          <table:table-cell table:formula="of:=SUM(60+[.A25]*13+6*[.A25])" office:value-type="float" office:value="516" calcext:value-type="float">
            <text:p>516</text:p>
          </table:table-cell>
          <table:table-cell table:formula="of:=IF([.M25]&lt;=120; 120; [.M25])" office:value-type="float" office:value="516" calcext:value-type="float">
            <text:p>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23:13:03.209061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5-03T23:38:36.970620874</dc:date>
    <dc:creator>bibhas </dc:creator>
    <meta:editing-duration>PT59M24S</meta:editing-duration>
    <meta:editing-cycles>2</meta:editing-cycles>
    <meta:generator>LibreOffice/4.2.7.2$Linux_X86_64 LibreOffice_project/420m0$Build-2</meta:generator>
    <meta:document-statistic meta:table-count="1" meta:cell-count="349" meta:object-count="0"/>
  </office:meta>
</office:document-meta>
</file>